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Monster Combatant</text:p>
      <text:p text:style-name="Standard">Just after creating a monster combatant we search for a script named “CreateMonsterCombatant” in the following places:</text:p>
      <text:p text:style-name="Standard"/>
      <text:list xml:id="list29302945" text:style-name="L1">
        <text:list-item>
          <text:p text:style-name="P2">The global Special Ability “Global_CreateMonsterCombatant”</text:p>
        </text:list-item>
        <text:list-item>
          <text:p text:style-name="P2">The MonsterType (for example 'Half Orc”)</text:p>
        </text:list-item>
      </text:list>
      <text:p text:style-name="Standard">The scripts are run in that order. <text:s/>Therefore, whatever is done in the global script can be undone or overridden by the script for the particular monster type.</text:p>
      <text:p text:style-name="Standard"/>
      <text:p text:style-name="Standard">This hook was initially provided so that the designer could specify the 'Save Versus Spell' value of the monster in combat.</text:p>
      <text:p text:style-name="Heading">Parameters</text:p>
      <text:p text:style-name="Standard">The script has no parameters:</text:p>
      <text:p text:style-name="Standard"><text:s/></text:p>
      <text:p text:style-name="Standard"/>
      <text:h text:style-name="Heading_20_1" text:outline-level="1">Context</text:h>
      <text:p text:style-name="Standard"/>
      <text:list xml:id="list29284976" text:style-name="L2">
        <text:list-item>
          <text:p text:style-name="P3">Character - the character associated with the combatant being created</text:p>
        </text:list-item>
        <text:list-item>
          <text:p text:style-name="P3">Monster Type (for example 'Half Orc')</text:p>
        </text:list-item>
      </text:list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42:02.79</meta:creation-date>
    <meta:generator>OpenOffice.org/3.2$Win32 OpenOffice.org_project/320m18$Build-9502</meta:generator>
    <dc:date>2011-02-03T09:18:02.53</dc:date>
    <dc:creator>Paul Stevens</dc:creator>
    <meta:editing-duration>PT00H03M25S</meta:editing-duration>
    <meta:editing-cycles>2</meta:editing-cycles>
    <meta:document-statistic meta:table-count="0" meta:image-count="0" meta:object-count="0" meta:page-count="1" meta:paragraph-count="12" meta:word-count="109" meta:character-count="679"/>
  </office:meta>
</office:document-meta>
</file>